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omunidade da Vila da Penha - Nosso Deus É Soberano</text:p>
      <text:p text:style-name="Standard"></text:p>
      <text:p text:style-name="Standard"/>
      <text:p text:style-name="Standard">Intro: A <text:s/>C#m <text:s/>D <text:s/>Bm <text:s/>E</text:p>
      <text:p text:style-name="Standard"></text:p>
      <text:p text:style-name="Standard"><text:s text:c="10"/>A <text:s text:c="16"/>C#m</text:p>
      <text:p text:style-name="Standard">Nosso Deus é soberano</text:p>
      <text:p text:style-name="Standard"><text:s text:c="6"/>D <text:s text:c="5"/>Bm <text:s text:c="19"/>E</text:p>
      <text:p text:style-name="Standard">Ele reina <text:s text:c="4"/>desde a fundação do mundo</text:p>
      <text:p text:style-name="Standard"></text:p>
      <text:p text:style-name="Standard"><text:s text:c="4"/>A <text:s text:c="34"/>C#m</text:p>
      <text:p text:style-name="Standard">A Terra era sem forma e vazia</text:p>
      <text:p text:style-name="Standard"><text:s text:c="24"/>D <text:s text:c="14"/>Bm</text:p>
      <text:p text:style-name="Standard">E o Espirito do nosso Deus</text:p>
      <text:p text:style-name="Standard"><text:s text:c="27"/>E</text:p>
      <text:p text:style-name="Standard">Se movia sobre a face das águas</text:p>
      <text:p text:style-name="Standard"><text:s text:c="6"/>A <text:s text:c="37"/>C#m</text:p>
      <text:p text:style-name="Standard">Foi Ele quem criou o céu dos céus</text:p>
      <text:p text:style-name="Standard"><text:s text:c="29"/>D <text:s text:c="6"/>Bm</text:p>
      <text:p text:style-name="Standard">Fez separação das águas</text:p>
      <text:p text:style-name="Standard"><text:s text:c="17"/>E</text:p>
      <text:p text:style-name="Standard">E da terra seca</text:p>
      <text:p text:style-name="Standard"><text:s text:c="6"/>A <text:s text:c="29"/>C#m</text:p>
      <text:p text:style-name="Standard">Foi Ele quem criou os luminares</text:p>
      <text:p text:style-name="Standard"><text:s text:c="19"/>D <text:s text:c="10"/>Bm</text:p>
      <text:p text:style-name="Standard">Que criou a natureza</text:p>
      <text:p text:style-name="Standard"><text:s text:c="19"/>E</text:p>
      <text:p text:style-name="Standard">E formou o homem</text:p>
      <text:p text:style-name="Standard"></text:p>
      <text:p text:style-name="Standard">Refrão:</text:p>
      <text:p text:style-name="Standard"><text:s text:c="13"/>A <text:s text:c="28"/>C#m</text:p>
      <text:p text:style-name="Standard">Glória a Deus por suas maravilhas</text:p>
      <text:p text:style-name="Standard"><text:s text:c="14"/>D <text:s text:c="11"/>Bm</text:p>
      <text:p text:style-name="Standard">Pela sua grandeza</text:p>
      <text:p text:style-name="Standard"><text:s text:c="13"/>E</text:p>
      <text:p text:style-name="Standard">Glória a Deus,</text:p>
      <text:p text:style-name="Standard"></text:p>
      <text:p text:style-name="Standard"><text:s text:c="13"/>A</text:p>
      <text:p text:style-name="Standard">Glória a Deus</text:p>
      <text:p text:style-name="Standard"></text:p>
      <text:p text:style-name="Standard">----------------- Acordes -----------------</text:p>
      <text:p text:style-name="Standard">A = X 0 2 2 2 0</text:p>
      <text:p text:style-name="Standard">Bm = X 2 4 4 3 2</text:p>
      <text:p text:style-name="Standard">C#m = X 4 6 6 5 4</text:p>
      <text:p text:style-name="Standard">D = X X 0 2 3 2</text:p>
      <text:p text:style-name="Standard">E = 0 2 2 1 0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5T22:14:50</meta:creation-date>
    <meta:document-statistic meta:table-count="0" meta:image-count="0" meta:object-count="0" meta:page-count="1" meta:paragraph-count="45" meta:word-count="162" meta:character-count="1089"/>
    <dc:date>2016-04-15T22:31:30</dc:date>
    <meta:editing-duration>PT1M27S</meta:editing-duration>
    <meta:editing-cycles>1</meta:editing-cycles>
    <meta:generator>OpenOffice/4.1.2$Linux OpenOffice.org_project/412m3$Build-9782</meta:generator>
  </office:meta>
</office:document-meta>
</file>